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0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Clean</text:p>
          </table:table-cell>
          <table:table-cell table:style-name="ce1"/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Freq</text:p>
          </table:table-cell>
        </table:table-row>
        <table:table-row table:style-name="ro1">
          <table:table-cell office:value-type="string" calcext:value-type="string">
            <text:p>adi sucipto</text:p>
          </table:table-cell>
          <table:table-cell/>
          <table:table-cell office:value-type="string" calcext:value-type="string">
            <text:p>tugu</text:p>
          </table:table-cell>
          <table:table-cell table:formula="of:=COUNTIF([.$A$2:.$A$1502];[.C2])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ahmad yani</text:p>
          </table:table-cell>
          <table:table-cell/>
          <table:table-cell office:value-type="string" calcext:value-type="string">
            <text:p>bandara</text:p>
          </table:table-cell>
          <table:table-cell table:formula="of:=COUNTIF([.$A$2:.$A$1502];[.C3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uin</text:p>
          </table:table-cell>
          <table:table-cell table:formula="of:=COUNTIF([.$A$2:.$A$1502];[.C4]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malioboro</text:p>
          </table:table-cell>
          <table:table-cell table:formula="of:=COUNTIF([.$A$2:.$A$1502];[.C5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gramedia</text:p>
          </table:table-cell>
          <table:table-cell table:formula="of:=COUNTIF([.$A$2:.$A$1502];[.C6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seturan</text:p>
          </table:table-cell>
          <table:table-cell table:formula="of:=COUNTIF([.$A$2:.$A$1502];[.C7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demak ijo</text:p>
          </table:table-cell>
          <table:table-cell table:formula="of:=COUNTIF([.$A$2:.$A$1502];[.C8]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maguwo</text:p>
          </table:table-cell>
          <table:table-cell table:formula="of:=COUNTIF([.$A$2:.$A$1502];[.C9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kleringan</text:p>
          </table:table-cell>
          <table:table-cell table:formula="of:=COUNTIF([.$A$2:.$A$1502];[.C10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demangan</text:p>
          </table:table-cell>
          <table:table-cell table:formula="of:=COUNTIF([.$A$2:.$A$1502];[.C11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gamping</text:p>
          </table:table-cell>
          <table:table-cell table:formula="of:=COUNTIF([.$A$2:.$A$1502];[.C12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kentungan</text:p>
          </table:table-cell>
          <table:table-cell table:formula="of:=COUNTIF([.$A$2:.$A$1502];[.C13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jati kencana</text:p>
          </table:table-cell>
          <table:table-cell table:formula="of:=COUNTIF([.$A$2:.$A$1502];[.C14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prambanan</text:p>
          </table:table-cell>
          <table:table-cell table:formula="of:=COUNTIF([.$A$2:.$A$1502];[.C15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m sangaji</text:p>
          </table:table-cell>
          <table:table-cell/>
          <table:table-cell office:value-type="string" calcext:value-type="string">
            <text:p>tempel</text:p>
          </table:table-cell>
          <table:table-cell table:formula="of:=COUNTIF([.$A$2:.$A$1502];[.C16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solo</text:p>
          </table:table-cell>
          <table:table-cell table:formula="of:=COUNTIF([.$A$2:.$A$1502];[.C17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borobudur plaza</text:p>
          </table:table-cell>
          <table:table-cell table:formula="of:=COUNTIF([.$A$2:.$A$1502];[.C18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barsari</text:p>
          </table:table-cell>
          <table:table-cell/>
          <table:table-cell office:value-type="string" calcext:value-type="string">
            <text:p>ketandan</text:p>
          </table:table-cell>
          <table:table-cell table:formula="of:=COUNTIF([.$A$2:.$A$1502];[.C19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selokan mataram</text:p>
          </table:table-cell>
          <table:table-cell table:formula="of:=COUNTIF([.$A$2:.$A$1502];[.C20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janti</text:p>
          </table:table-cell>
          <table:table-cell table:formula="of:=COUNTIF([.$A$2:.$A$1502];[.C21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mm ugm</text:p>
          </table:table-cell>
          <table:table-cell table:formula="of:=COUNTIF([.$A$2:.$A$1502];[.C22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sgm</text:p>
          </table:table-cell>
          <table:table-cell table:formula="of:=COUNTIF([.$A$2:.$A$1502];[.C2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monjali</text:p>
          </table:table-cell>
          <table:table-cell table:formula="of:=COUNTIF([.$A$2:.$A$1502];[.C24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permata</text:p>
          </table:table-cell>
          <table:table-cell table:formula="of:=COUNTIF([.$A$2:.$A$1502];[.C2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condongcatur</text:p>
          </table:table-cell>
          <table:table-cell table:formula="of:=COUNTIF([.$A$2:.$A$1502];[.C2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km 0</text:p>
          </table:table-cell>
          <table:table-cell table:formula="of:=COUNTIF([.$A$2:.$A$1502];[.C2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terminal giwangan</text:p>
          </table:table-cell>
          <table:table-cell table:formula="of:=COUNTIF([.$A$2:.$A$1502];[.C28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taman</text:p>
          </table:table-cell>
          <table:table-cell table:formula="of:=COUNTIF([.$A$2:.$A$1502];[.C2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adran</text:p>
          </table:table-cell>
          <table:table-cell/>
          <table:table-cell office:value-type="string" calcext:value-type="string">
            <text:p>am sangaji</text:p>
          </table:table-cell>
          <table:table-cell table:formula="of:=COUNTIF([.$A$2:.$A$1502];[.C3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erangan</text:p>
          </table:table-cell>
          <table:table-cell table:formula="of:=COUNTIF([.$A$2:.$A$1502];[.C3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lok o</text:p>
          </table:table-cell>
          <table:table-cell table:formula="of:=COUNTIF([.$A$2:.$A$1502];[.C3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dran</text:p>
          </table:table-cell>
          <table:table-cell table:formula="of:=COUNTIF([.$A$2:.$A$1502];[.C3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iwangan</text:p>
          </table:table-cell>
          <table:table-cell table:formula="of:=COUNTIF([.$A$2:.$A$1502];[.C3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ondomanan</text:p>
          </table:table-cell>
          <table:table-cell table:formula="of:=COUNTIF([.$A$2:.$A$1502];[.C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ids fun</text:p>
          </table:table-cell>
          <table:table-cell table:formula="of:=COUNTIF([.$A$2:.$A$1502];[.C3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ruwo</text:p>
          </table:table-cell>
          <table:table-cell table:formula="of:=COUNTIF([.$A$2:.$A$1502];[.C3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edongkuning</text:p>
          </table:table-cell>
          <table:table-cell table:formula="of:=COUNTIF([.$A$2:.$A$1502];[.C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jujur</text:p>
          </table:table-cell>
          <table:table-cell table:formula="of:=COUNTIF([.$A$2:.$A$1502];[.C3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roliman</text:p>
          </table:table-cell>
          <table:table-cell table:formula="of:=COUNTIF([.$A$2:.$A$1502];[.C4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ny</text:p>
          </table:table-cell>
          <table:table-cell table:formula="of:=COUNTIF([.$A$2:.$A$1502];[.C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ugisan</text:p>
          </table:table-cell>
          <table:table-cell table:formula="of:=COUNTIF([.$A$2:.$A$1502];[.C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laksda adisucipto</text:p>
          </table:table-cell>
          <table:table-cell table:formula="of:=COUNTIF([.$A$2:.$A$1502];[.C4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tran</text:p>
          </table:table-cell>
          <table:table-cell table:formula="of:=COUNTIF([.$A$2:.$A$1502];[.C4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pn seturan</text:p>
          </table:table-cell>
          <table:table-cell table:formula="of:=COUNTIF([.$A$2:.$A$1502];[.C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ku muh</text:p>
          </table:table-cell>
          <table:table-cell table:formula="of:=COUNTIF([.$A$2:.$A$1502];[.C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tul</text:p>
          </table:table-cell>
          <table:table-cell table:formula="of:=COUNTIF([.$A$2:.$A$1502];[.C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code</text:p>
          </table:table-cell>
          <table:table-cell table:formula="of:=COUNTIF([.$A$2:.$A$1502];[.C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odean</text:p>
          </table:table-cell>
          <table:table-cell table:formula="of:=COUNTIF([.$A$2:.$A$1502];[.C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sihan</text:p>
          </table:table-cell>
          <table:table-cell table:formula="of:=COUNTIF([.$A$2:.$A$1502];[.C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tean</text:p>
          </table:table-cell>
          <table:table-cell table:formula="of:=COUNTIF([.$A$2:.$A$1502];[.C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gung</text:p>
          </table:table-cell>
          <table:table-cell table:formula="of:=COUNTIF([.$A$2:.$A$1502];[.C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amai</text:p>
          </table:table-cell>
          <table:table-cell table:formula="of:=COUNTIF([.$A$2:.$A$1502];[.C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ongkelan</text:p>
          </table:table-cell>
          <table:table-cell table:formula="of:=COUNTIF([.$A$2:.$A$1502];[.C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gelang</text:p>
          </table:table-cell>
          <table:table-cell table:formula="of:=COUNTIF([.$A$2:.$A$1502];[.C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guwoharjo</text:p>
          </table:table-cell>
          <table:table-cell table:formula="of:=COUNTIF([.$A$2:.$A$1502];[.C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barsari</text:p>
          </table:table-cell>
          <table:table-cell table:formula="of:=COUNTIF([.$A$2:.$A$1502];[.C5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underan ugm</text:p>
          </table:table-cell>
          <table:table-cell table:formula="of:=COUNTIF([.$A$2:.$A$1502];[.C5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condong catur</text:p>
          </table:table-cell>
          <table:table-cell table:formula="of:=COUNTIF([.$A$2:.$A$1502];[.C5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ejayan</text:p>
          </table:table-cell>
          <table:table-cell table:formula="of:=COUNTIF([.$A$2:.$A$1502];[.C6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liurang</text:p>
          </table:table-cell>
          <table:table-cell table:formula="of:=COUNTIF([.$A$2:.$A$1502];[.C6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h ahmad dahlan</text:p>
          </table:table-cell>
          <table:table-cell table:formula="of:=COUNTIF([.$A$2:.$A$1502];[.C6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elia purosani</text:p>
          </table:table-cell>
          <table:table-cell table:formula="of:=COUNTIF([.$A$2:.$A$1502];[.C6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sar kembang</text:p>
          </table:table-cell>
          <table:table-cell table:formula="of:=COUNTIF([.$A$2:.$A$1502];[.C6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tamansiswa</text:p>
          </table:table-cell>
          <table:table-cell table:formula="of:=COUNTIF([.$A$2:.$A$1502];[.C6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gm</text:p>
          </table:table-cell>
          <table:table-cell table:formula="of:=COUNTIF([.$A$2:.$A$1502];[.C6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mum</text:p>
          </table:table-cell>
          <table:table-cell table:formula="of:=COUNTIF([.$A$2:.$A$1502];[.C6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damai timur</text:p>
          </table:table-cell>
          <table:table-cell table:formula="of:=COUNTIF([.$A$2:.$A$1502];[.C6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unung kidul</text:p>
          </table:table-cell>
          <table:table-cell table:formula="of:=COUNTIF([.$A$2:.$A$1502];[.C69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rongahan</text:p>
          </table:table-cell>
          <table:table-cell table:formula="of:=COUNTIF([.$A$2:.$A$1502];[.C7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usumanegara</text:p>
          </table:table-cell>
          <table:table-cell table:formula="of:=COUNTIF([.$A$2:.$A$1502];[.C7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nol kilometer</text:p>
          </table:table-cell>
          <table:table-cell table:formula="of:=COUNTIF([.$A$2:.$A$1502];[.C72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jok beteng kulon</text:p>
          </table:table-cell>
          <table:table-cell table:formula="of:=COUNTIF([.$A$2:.$A$1502];[.C73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osrowijayan</text:p>
          </table:table-cell>
          <table:table-cell table:formula="of:=COUNTIF([.$A$2:.$A$1502];[.C74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irobrajan</text:p>
          </table:table-cell>
          <table:table-cell table:formula="of:=COUNTIF([.$A$2:.$A$1502];[.C7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onosari</text:p>
          </table:table-cell>
          <table:table-cell table:formula="of:=COUNTIF([.$A$2:.$A$1502];[.C7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yos sudarso</text:p>
          </table:table-cell>
          <table:table-cell table:formula="of:=COUNTIF([.$A$2:.$A$1502];[.C7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adi sucipto</text:p>
          </table:table-cell>
          <table:table-cell table:formula="of:=COUNTIF([.$A$2:.$A$1502];[.C7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ahmad yani</text:p>
          </table:table-cell>
          <table:table-cell table:formula="of:=COUNTIF([.$A$2:.$A$1502];[.C7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dara adi sucipto</text:p>
          </table:table-cell>
          <table:table-cell table:formula="of:=COUNTIF([.$A$2:.$A$1502];[.C8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bantul m</text:p>
          </table:table-cell>
          <table:table-cell table:formula="of:=COUNTIF([.$A$2:.$A$1502];[.C8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ambir</text:p>
          </table:table-cell>
          <table:table-cell table:formula="of:=COUNTIF([.$A$2:.$A$1502];[.C8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gamelan</text:p>
          </table:table-cell>
          <table:table-cell table:formula="of:=COUNTIF([.$A$2:.$A$1502];[.C8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halaman masjid</text:p>
          </table:table-cell>
          <table:table-cell table:formula="of:=COUNTIF([.$A$2:.$A$1502];[.C8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auman</text:p>
          </table:table-cell>
          <table:table-cell table:formula="of:=COUNTIF([.$A$2:.$A$1502];[.C8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emakmuran</text:p>
          </table:table-cell>
          <table:table-cell table:formula="of:=COUNTIF([.$A$2:.$A$1502];[.C8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kotabaru</text:p>
          </table:table-cell>
          <table:table-cell table:formula="of:=COUNTIF([.$A$2:.$A$1502];[.C8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mataram</text:p>
          </table:table-cell>
          <table:table-cell table:formula="of:=COUNTIF([.$A$2:.$A$1502];[.C8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nti</text:p>
          </table:table-cell>
          <table:table-cell table:formula="of:=COUNTIF([.$A$2:.$A$1502];[.C8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asar</text:p>
          </table:table-cell>
          <table:table-cell table:formula="of:=COUNTIF([.$A$2:.$A$1502];[.C9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ingit</text:p>
          </table:table-cell>
          <table:table-cell table:formula="of:=COUNTIF([.$A$2:.$A$1502];[.C9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pos besar</text:p>
          </table:table-cell>
          <table:table-cell table:formula="of:=COUNTIF([.$A$2:.$A$1502];[.C9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edayu</text:p>
          </table:table-cell>
          <table:table-cell table:formula="of:=COUNTIF([.$A$2:.$A$1502];[.C9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tadion</text:p>
          </table:table-cell>
          <table:table-cell table:formula="of:=COUNTIF([.$A$2:.$A$1502];[.C9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tasiun lempuyangan</text:p>
          </table:table-cell>
          <table:table-cell table:formula="of:=COUNTIF([.$A$2:.$A$1502];[.C9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sultan agung</text:p>
          </table:table-cell>
          <table:table-cell table:formula="of:=COUNTIF([.$A$2:.$A$1502];[.C9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timoho</text:p>
          </table:table-cell>
          <table:table-cell table:formula="of:=COUNTIF([.$A$2:.$A$1502];[.C9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mbulharjo</text:p>
          </table:table-cell>
          <table:table-cell table:formula="of:=COUNTIF([.$A$2:.$A$1502];[.C9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upn</text:p>
          </table:table-cell>
          <table:table-cell table:formula="of:=COUNTIF([.$A$2:.$A$1502];[.C99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veteran</text:p>
          </table:table-cell>
          <table:table-cell table:formula="of:=COUNTIF([.$A$2:.$A$1502];[.C10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wahidin</text:p>
          </table:table-cell>
          <table:table-cell table:formula="of:=COUNTIF([.$A$2:.$A$1502];[.C10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/>
          <table:table-cell office:value-type="string" calcext:value-type="string">
            <text:p>rs pku muhammadiyah muhammadiyah</text:p>
          </table:table-cell>
          <table:table-cell table:formula="of:=COUNTIF([.$A$2:.$A$1502];[.C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ara adi 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tul 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k 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obudur plaz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gis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nderan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 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dongca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 tim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mai tim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k i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gke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e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ongkun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jay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ndom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me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 kid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 kid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aman masj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ti kenc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j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u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si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akm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nd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 ahmad dah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ds f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ri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itren l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m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ba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g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g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maneg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maneg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ksda adisucip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e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uwohar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iobor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a purosa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m 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j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l kilo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l kilome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sar kemb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e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ng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ku m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jok beteng ku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jok beteng ku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 be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amba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li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s pku muhammadi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okan matar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rowijay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rowijay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d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un lempuy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ltan ag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ansis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minal giwa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oh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g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bulharj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n setu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te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hid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obraj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obraj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os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nos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 sudar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s sudarso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1:Sheet1.D102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20:14:16.419321881</meta:creation-date>
    <dc:date>2016-03-20T20:22:53.982506124</dc:date>
    <meta:editing-duration>PT8M37S</meta:editing-duration>
    <meta:editing-cycles>2</meta:editing-cycles>
    <meta:generator>LibreOffice/4.4.6.3$Linux_X86_64 LibreOffice_project/40m0$Build-3</meta:generator>
    <meta:document-statistic meta:table-count="1" meta:cell-count="1706" meta:object-count="0"/>
  </office:meta>
</office:document-meta>
</file>